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Normal">
      <style:paragraph-properties fo:margin-left="-0.009cm" fo:margin-right="0cm" fo:margin-top="0cm" fo:margin-bottom="0.337cm" style:contextual-spacing="false" fo:line-height="107%" fo:text-indent="0cm" style:auto-text-indent="false">
        <style:tab-stops/>
      </style:paragraph-properties>
    </style:style>
    <style:style style:name="P2" style:family="paragraph" style:parent-style-name="Normal">
      <style:paragraph-properties fo:margin-left="-0.009cm" fo:margin-right="0cm" fo:margin-top="0cm" fo:margin-bottom="0.672cm" style:contextual-spacing="false" fo:line-height="107%" fo:text-indent="0cm" style:auto-text-indent="false">
        <style:tab-stops/>
      </style:paragraph-properties>
    </style:style>
    <style:style style:name="P3" style:family="paragraph" style:parent-style-name="Normal">
      <style:paragraph-properties fo:margin-top="0cm" fo:margin-bottom="0.797cm" style:contextual-spacing="false"/>
    </style:style>
    <style:style style:name="P4" style:family="paragraph" style:parent-style-name="Normal">
      <style:paragraph-properties fo:margin-top="0cm" fo:margin-bottom="0.476cm" style:contextual-spacing="false"/>
    </style:style>
    <style:style style:name="P5" style:family="paragraph" style:parent-style-name="Normal">
      <style:paragraph-properties fo:margin-left="0.743cm" fo:margin-right="0cm" fo:margin-top="0cm" fo:margin-bottom="0.406cm" style:contextual-spacing="false" fo:text-indent="0cm" style:auto-text-indent="false">
        <style:tab-stops/>
      </style:paragraph-properties>
    </style:style>
    <style:style style:name="P6" style:family="paragraph" style:parent-style-name="Normal">
      <style:paragraph-properties fo:margin-left="0.743cm" fo:margin-right="0cm" fo:text-indent="0cm" style:auto-text-indent="false">
        <style:tab-stops/>
      </style:paragraph-properties>
    </style:style>
    <style:style style:name="P7" style:family="paragraph" style:parent-style-name="Normal">
      <style:paragraph-properties fo:margin-left="0.743cm" fo:margin-right="0cm" fo:margin-top="0cm" fo:margin-bottom="0.473cm" style:contextual-spacing="false" fo:text-indent="0cm" style:auto-text-indent="false">
        <style:tab-stops/>
      </style:paragraph-properties>
    </style:style>
    <style:style style:name="P8" style:family="paragraph" style:parent-style-name="Normal">
      <style:paragraph-properties fo:margin-left="1.226cm" fo:margin-right="0cm" fo:margin-top="0cm" fo:margin-bottom="1.111cm" style:contextual-spacing="false" fo:text-indent="-0.501cm" style:auto-text-indent="false">
        <style:tab-stops/>
      </style:paragraph-properties>
    </style:style>
    <style:style style:name="P9" style:family="paragraph" style:parent-style-name="Normal">
      <style:paragraph-properties fo:margin-left="1.226cm" fo:margin-right="0cm" fo:margin-top="0cm" fo:margin-bottom="0cm" style:contextual-spacing="false" fo:line-height="188%" fo:text-indent="-0.501cm" style:auto-text-indent="false">
        <style:tab-stops/>
      </style:paragraph-properties>
    </style:style>
    <style:style style:name="P10" style:family="paragraph" style:parent-style-name="Normal">
      <style:paragraph-properties fo:margin-top="0cm" fo:margin-bottom="0cm" style:contextual-spacing="false"/>
    </style:style>
    <style:style style:name="P11" style:family="paragraph" style:parent-style-name="Normal">
      <style:paragraph-properties fo:margin-top="0cm" fo:margin-bottom="0.418cm" style:contextual-spacing="false"/>
    </style:style>
    <style:style style:name="P12" style:family="paragraph" style:parent-style-name="Normal" style:master-page-name="MP0">
      <style:paragraph-properties fo:margin-left="3.754cm" fo:margin-right="4.93cm" fo:margin-top="0cm" fo:margin-bottom="0.42cm" style:contextual-spacing="false" fo:line-height="94%" fo:text-indent="0cm" style:auto-text-indent="false" style:page-number="auto" fo:break-before="page">
        <style:tab-stops/>
      </style:paragraph-properties>
    </style:style>
    <style:style style:name="P13" style:family="paragraph" style:parent-style-name="Normal" style:list-style-name="L1">
      <style:paragraph-properties fo:margin-left="0cm" fo:margin-right="0cm" fo:margin-top="0cm" fo:margin-bottom="0.797cm" style:contextual-spacing="false" fo:text-indent="-0.55cm" style:auto-text-indent="false"/>
    </style:style>
    <style:style style:name="P14" style:family="paragraph" style:parent-style-name="Normal" style:list-style-name="L1">
      <style:paragraph-properties fo:margin-left="0cm" fo:margin-right="0cm" fo:margin-top="0cm" fo:margin-bottom="0.406cm" style:contextual-spacing="false" fo:text-indent="-0.55cm" style:auto-text-indent="false"/>
    </style:style>
    <style:style style:name="P15" style:family="paragraph" style:parent-style-name="Normal" style:list-style-name="L2">
      <style:paragraph-properties fo:margin-left="0cm" fo:margin-right="0cm" fo:margin-top="0cm" fo:margin-bottom="0.406cm" style:contextual-spacing="false" fo:text-indent="-2.3cm" style:auto-text-indent="false"/>
    </style:style>
    <style:style style:name="P16" style:family="paragraph" style:parent-style-name="Normal" style:list-style-name="L2">
      <style:paragraph-properties fo:margin-left="0cm" fo:margin-right="0cm" fo:margin-top="0cm" fo:margin-bottom="0.416cm" style:contextual-spacing="false" fo:text-indent="-2.3cm" style:auto-text-indent="false"/>
    </style:style>
    <style:style style:name="P17" style:family="paragraph" style:parent-style-name="Normal" style:list-style-name="L2">
      <style:paragraph-properties fo:margin-left="0cm" fo:margin-right="0cm" fo:margin-top="0cm" fo:margin-bottom="0cm" style:contextual-spacing="false" fo:line-height="190%" fo:text-indent="-2.3cm" style:auto-text-indent="false"/>
    </style:style>
    <style:style style:name="P18" style:family="paragraph" style:parent-style-name="Normal" style:list-style-name="L3">
      <style:paragraph-properties fo:margin-left="0cm" fo:margin-right="0cm" fo:text-indent="-0.67cm" style:auto-text-indent="false"/>
    </style:style>
    <style:style style:name="P19" style:family="paragraph" style:parent-style-name="Normal" style:list-style-name="L4">
      <style:paragraph-properties fo:margin-left="0cm" fo:margin-right="0cm" fo:margin-top="0cm" fo:margin-bottom="1.044cm" style:contextual-spacing="false" fo:text-indent="-0.607cm" style:auto-text-indent="false"/>
    </style:style>
    <style:style style:name="P20" style:family="paragraph" style:parent-style-name="Normal" style:list-style-name="L4">
      <style:paragraph-properties fo:margin-left="0cm" fo:margin-right="0cm" fo:margin-top="0cm" fo:margin-bottom="1.055cm" style:contextual-spacing="false" fo:text-indent="-0.607cm" style:auto-text-indent="false"/>
    </style:style>
    <style:style style:name="P21" style:family="paragraph" style:parent-style-name="Normal" style:list-style-name="L4">
      <style:paragraph-properties fo:margin-left="0cm" fo:margin-right="0cm" fo:text-indent="-0.607cm" style:auto-text-indent="false"/>
    </style:style>
    <style:style style:name="P22" style:family="paragraph" style:parent-style-name="Normal" style:list-style-name="L4">
      <style:paragraph-properties fo:margin-left="0cm" fo:margin-right="0cm" fo:margin-top="0cm" fo:margin-bottom="1.044cm" style:contextual-spacing="false" fo:text-indent="-0.607cm" style:auto-text-indent="false"/>
      <style:text-properties officeooo:paragraph-rsid="0007bf90"/>
    </style:style>
    <style:style style:name="P23" style:family="paragraph" style:parent-style-name="Normal" style:list-style-name="L4">
      <style:paragraph-properties fo:margin-left="0cm" fo:margin-right="0cm" fo:margin-top="0cm" fo:margin-bottom="0.838cm" style:contextual-spacing="false" fo:line-height="107%" fo:text-indent="-0.836cm" style:auto-text-indent="false"/>
    </style:style>
    <style:style style:name="P24" style:family="paragraph" style:parent-style-name="Normal" style:list-style-name="L4">
      <style:paragraph-properties fo:margin-left="0cm" fo:margin-right="0cm" fo:margin-top="0cm" fo:margin-bottom="0.337cm" style:contextual-spacing="false" fo:line-height="107%" fo:text-indent="-0.836cm" style:auto-text-indent="false"/>
    </style:style>
    <style:style style:name="P25" style:family="paragraph" style:parent-style-name="Normal" style:list-style-name="L4">
      <style:paragraph-properties fo:margin-left="0cm" fo:margin-right="0cm" fo:margin-top="0cm" fo:margin-bottom="0.418cm" style:contextual-spacing="false" fo:line-height="107%" fo:text-indent="-0.836cm" style:auto-text-indent="false"/>
    </style:style>
    <style:style style:name="P26" style:family="paragraph" style:parent-style-name="Normal" style:list-style-name="L4">
      <style:paragraph-properties fo:margin-left="0cm" fo:margin-right="0cm" fo:margin-top="0cm" fo:margin-bottom="0cm" style:contextual-spacing="false" fo:line-height="314%" fo:text-indent="-0.607cm" style:auto-text-indent="false"/>
      <style:text-properties officeooo:paragraph-rsid="0007bf90"/>
    </style:style>
    <style:style style:name="P27" style:family="paragraph" style:parent-style-name="Normal" style:list-style-name="L5">
      <style:paragraph-properties fo:margin-left="0cm" fo:margin-right="0cm" fo:margin-top="0cm" fo:margin-bottom="1.055cm" style:contextual-spacing="false" fo:text-indent="-0.635cm" style:auto-text-indent="false"/>
    </style:style>
    <style:style style:name="P28" style:family="paragraph" style:parent-style-name="Normal" style:list-style-name="L5">
      <style:paragraph-properties fo:margin-left="0cm" fo:margin-right="0cm" fo:margin-top="0cm" fo:margin-bottom="1.044cm" style:contextual-spacing="false" fo:text-indent="-0.635cm" style:auto-text-indent="false"/>
    </style:style>
    <style:style style:name="P29" style:family="paragraph" style:parent-style-name="Normal" style:list-style-name="L5">
      <style:paragraph-properties fo:margin-left="0cm" fo:margin-right="0cm" fo:text-indent="-0.635cm" style:auto-text-indent="false"/>
    </style:style>
    <style:style style:name="P30" style:family="paragraph" style:parent-style-name="Normal" style:list-style-name="L6"/>
    <style:style style:name="P31" style:family="paragraph" style:parent-style-name="Normal" style:list-style-name="L6">
      <style:paragraph-properties fo:margin-top="0cm" fo:margin-bottom="0.418cm" style:contextual-spacing="false"/>
    </style:style>
    <style:style style:name="P32" style:family="paragraph" style:parent-style-name="Text_20_body" style:list-style-name="L4">
      <style:paragraph-properties fo:margin-left="0cm" fo:margin-right="0cm" fo:margin-top="0cm" fo:margin-bottom="0cm" style:contextual-spacing="false" fo:line-height="314%" fo:text-indent="-0.607cm" style:auto-text-indent="false"/>
      <style:text-properties officeooo:paragraph-rsid="0007bf90"/>
    </style:style>
    <style:style style:name="T1" style:family="text">
      <style:text-properties fo:font-size="16pt" style:text-underline-style="solid" style:text-underline-width="auto" style:text-underline-color="#000000" fo:font-weight="bold" style:text-underline-mode="continuous" style:text-overline-mode="continuous" style:text-line-through-mode="continuous" style:font-size-asian="16pt" style:font-weight-asian="bold"/>
    </style:style>
    <style:style style:name="T2"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style>
    <style:style style:name="T3"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4" style:family="text">
      <style:text-properties style:text-underline-style="solid" style:text-underline-width="auto" style:text-underline-color="#000000" style:text-underline-mode="continuous" style:text-overline-mode="continuous" style:text-line-through-mode="continuous"/>
    </style:style>
    <style:style style:name="T5" style:family="text">
      <style:text-properties fo:color="#0000ff" loext:opacity="100%"/>
    </style:style>
    <style:style style:name="T6" style:family="text">
      <style:text-properties fo:font-weight="bold" style:font-weight-asian="bold" style:font-weight-complex="bold"/>
    </style:style>
    <style:style style:name="T7" style:family="text">
      <style:text-properties fo:font-weight="bold" officeooo:rsid="0005ff8b"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05ff8b" style:font-weight-asian="bold" style:font-weight-complex="bold"/>
    </style:style>
    <text:list-style style:name="L1">
      <text:list-level-style-number text:level="1" text:style-name="WW_5f_CharLFO1LVL1" loext:num-list-format="%1%)" style:num-suffix=")" style:num-format="A" style:num-letter-sync="true">
        <style:list-level-properties text:list-level-position-and-space-mode="label-alignment">
          <style:list-level-label-alignment text:label-followed-by="listtab" fo:margin-left="0.55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1.909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179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4.449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5.719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6.989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25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9.529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0.7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format="1">
        <style:list-level-properties text:list-level-position-and-space-mode="label-alignment">
          <style:list-level-label-alignment text:label-followed-by="listtab" fo:margin-left="0.635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1.012cm"/>
        </style:list-level-properties>
      </text:list-level-style-number>
      <text:list-level-style-number text:level="3" text:style-name="WW_5f_CharLFO2LVL3" loext:num-list-format="%3%." style:num-suffix="." style:num-format="1">
        <style:list-level-properties text:list-level-position-and-space-mode="label-alignment">
          <style:list-level-label-alignment text:label-followed-by="listtab" fo:margin-left="3.025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2.66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3.93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5.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6.47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7.74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margin-left="0.67cm"/>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loext:num-list-format="%1%)" style:num-suffix=")" style:num-format="I" text:start-value="3">
        <style:list-level-properties text:list-level-position-and-space-mode="label-alignment">
          <style:list-level-label-alignment text:label-followed-by="listtab" fo:margin-left="0.836cm"/>
        </style:list-level-properties>
      </text:list-level-style-number>
      <text:list-level-style-number text:level="2" text:style-name="WW_5f_CharLFO4LVL2" loext:num-list-format="%2%." style:num-suffix="." style:num-format="1">
        <style:list-level-properties text:list-level-position-and-space-mode="label-alignment">
          <style:list-level-label-alignment text:label-followed-by="listtab" fo:margin-left="1.332cm"/>
        </style:list-level-properties>
      </text:list-level-style-number>
      <text:list-level-style-number text:level="3" text:style-name="WW_5f_CharLFO4LVL3" loext:num-list-format="%3%" style:num-format="i">
        <style:list-level-properties text:list-level-position-and-space-mode="label-alignment">
          <style:list-level-label-alignment text:label-followed-by="listtab" fo:margin-left="2.656cm"/>
        </style:list-level-properties>
      </text:list-level-style-number>
      <text:list-level-style-number text:level="4" text:style-name="WW_5f_CharLFO4LVL4" loext:num-list-format="%4%" style:num-format="1">
        <style:list-level-properties text:list-level-position-and-space-mode="label-alignment">
          <style:list-level-label-alignment text:label-followed-by="listtab" fo:margin-left="3.926cm"/>
        </style:list-level-properties>
      </text:list-level-style-number>
      <text:list-level-style-number text:level="5" text:style-name="WW_5f_CharLFO4LVL5" loext:num-list-format="%5%" style:num-format="a" style:num-letter-sync="true">
        <style:list-level-properties text:list-level-position-and-space-mode="label-alignment">
          <style:list-level-label-alignment text:label-followed-by="listtab" fo:margin-left="5.196cm"/>
        </style:list-level-properties>
      </text:list-level-style-number>
      <text:list-level-style-number text:level="6" text:style-name="WW_5f_CharLFO4LVL6" loext:num-list-format="%6%" style:num-format="i">
        <style:list-level-properties text:list-level-position-and-space-mode="label-alignment">
          <style:list-level-label-alignment text:label-followed-by="listtab" fo:margin-left="6.466cm"/>
        </style:list-level-properties>
      </text:list-level-style-number>
      <text:list-level-style-number text:level="7" text:style-name="WW_5f_CharLFO4LVL7" loext:num-list-format="%7%" style:num-format="1">
        <style:list-level-properties text:list-level-position-and-space-mode="label-alignment">
          <style:list-level-label-alignment text:label-followed-by="listtab" fo:margin-left="7.736cm"/>
        </style:list-level-properties>
      </text:list-level-style-number>
      <text:list-level-style-number text:level="8" text:style-name="WW_5f_CharLFO4LVL8" loext:num-list-format="%8%" style:num-format="a" style:num-letter-sync="true">
        <style:list-level-properties text:list-level-position-and-space-mode="label-alignment">
          <style:list-level-label-alignment text:label-followed-by="listtab" fo:margin-left="9.006cm"/>
        </style:list-level-properties>
      </text:list-level-style-number>
      <text:list-level-style-number text:level="9" text:style-name="WW_5f_CharLFO4LVL9" loext:num-list-format="%9%" style:num-format="i">
        <style:list-level-properties text:list-level-position-and-space-mode="label-alignment">
          <style:list-level-label-alignment text:label-followed-by="listtab" fo:margin-left="10.2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loext:num-list-format="%1%" style:num-format="1">
        <style:list-level-properties text:list-level-position-and-space-mode="label-alignment">
          <style:list-level-label-alignment text:label-followed-by="listtab" fo:margin-left="0.635cm"/>
        </style:list-level-properties>
      </text:list-level-style-number>
      <text:list-level-style-number text:level="2" text:style-name="WW_5f_CharLFO5LVL2" loext:num-list-format="%2%." style:num-suffix="." style:num-format="1" text:start-value="8">
        <style:list-level-properties text:list-level-position-and-space-mode="label-alignment">
          <style:list-level-label-alignment text:label-followed-by="listtab" fo:margin-left="1.36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2.656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3.926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5.196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6.466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7.736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9.00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0.2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loext:num-list-format="%1%." style:num-suffix="." style:num-format="1">
        <style:list-level-properties text:list-level-position-and-space-mode="label-alignment">
          <style:list-level-label-alignment text:label-followed-by="listtab" fo:margin-left="0.018cm"/>
        </style:list-level-properties>
      </text:list-level-style-number>
      <text:list-level-style-number text:level="2" text:style-name="WW_5f_CharLFO6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6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6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6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6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6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6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6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1">Revising for the written exam June 2023</text:span></text:span></text:p>
      <text:p text:style-name="P1"><text:span text:style-name="Default_20_Paragraph_20_Font"><text:span text:style-name="T2">I) Tenses:</text:span></text:span></text:p>
      <text:list xml:id="list1309347083" text:style-name="L1">
        <text:list-item>
          <text:p text:style-name="P13"><text:span text:style-name="Default_20_Paragraph_20_Font"><text:span text:style-name="T3">Complete the story using the correct form of the verbs in brackets </text:span></text:span><text:span text:style-name="Default_20_Paragraph_20_Font"><text:span text:style-name="T4">.</text:span></text:span></text:p>
        </text:list-item>
      </text:list>
      <text:p text:style-name="P3">It was a stormy night just before Christmas. The road<text:span text:style-name="T6"> </text:span><text:span text:style-name="T7">was </text:span>(BE) empty and there were no street lamps, so it was very dark. She<text:span text:style-name="T6"> </text:span><text:span text:style-name="T7">had been</text:span><text:span text:style-name="T6"> </text:span>(DRIVE) only for a short time , when suddenly she<text:span text:style-name="T6"> </text:span><text:span text:style-name="T7">noticed </text:span>(NOTICE) a car following her, flashing its lights. She<text:span text:style-name="T6"> </text:span><text:span text:style-name="T7">drove </text:span>(DRIVE) faster, because once before she<text:span text:style-name="T6"> </text:span><text:span text:style-name="T7">had [</text:span>ATTACK) on a lonely road. She never forgot that incident.</text:p>
      <text:p text:style-name="P4">The car behind her<text:span text:style-name="T6"> <text:s/></text:span><text:span text:style-name="T7">was </text:span>(BE) still very close. In a panic, she<text:span text:style-name="T6"> </text:span><text:span text:style-name="T7">reached </text:span>(REACH) her house as the car<text:span text:style-name="T8"> <text:s text:c="7"/></text:span><text:span text:style-name="T9">tried </text:span>(TRY) to overtake her. In the driver's seat there was a shadowy figure , waving his hands around wildly. She<text:span text:style-name="T6"> </text:span><text:span text:style-name="T7">stopped </text:span>(STOP) the car,<text:span text:style-name="T6"> </text:span><text:span text:style-name="T7">jumped </text:span>(JUMP) out and<text:span text:style-name="T6"> </text:span><text:span text:style-name="T7">ran</text:span><text:span text:style-name="T6"> </text:span>(RUN) to the front door. The man in the other car<text:span text:style-name="T6"> </text:span><text:span text:style-name="T7">leaped </text:span>(LEAP) out and shouted "Wait ! I<text:span text:style-name="T6"> </text:span><text:span text:style-name="T7">was trying</text:span><text:span text:style-name="T6"> </text:span>(TRY) to warn you. When you stopped on the motorway someone<text:span text:style-name="T6"> </text:span><text:span text:style-name="T7">got </text:span>(GET) into the back of your car" . The woman<text:span text:style-name="T6"> <text:s text:c="5"/></text:span><text:span text:style-name="T7">looked</text:span><text:span text:style-name="T6"> </text:span>(LOOK) around and<text:span text:style-name="T6"> </text:span><text:span text:style-name="T7">saw</text:span><text:span text:style-name="T6"> </text:span>(SEE) a dark figure running away down the road.</text:p>
      <text:list xml:id="list155527486808558" text:continue-numbering="true" text:style-name="L1">
        <text:list-item>
          <text:p text:style-name="P14"><text:span text:style-name="Default_20_Paragraph_20_Font"><text:span text:style-name="T3">Fill in the correct tenses !</text:span></text:span></text:p>
        </text:list-item>
      </text:list>
      <text:list text:style-name="L2">
        <text:list-item>
          <text:list>
            <text:list-item>
              <text:list>
                <text:list-item>
                  <text:p text:style-name="P15">(<text:span text:style-name="Default_20_Paragraph_20_Font"><text:span text:style-name="T4">You, speak</text:span></text:span>) <text:s/>to my sister yesterday ? No, I <text:span text:style-name="Default_20_Paragraph_20_Font"><text:span text:style-name="T5"><text:s text:c="12"/></text:span></text:span><text:s text:c="4"/>(<text:span text:style-name="Default_20_Paragraph_20_Font"><text:span text:style-name="T4">not see</text:span></text:span>) her for ages.</text:p>
                </text:list-item>
                <text:list-item>
                  <text:p text:style-name="P16">They <text:span text:style-name="Default_20_Paragraph_20_Font"><text:span text:style-name="T5"><text:s text:c="12"/></text:span></text:span><text:s text:c="4"/>(<text:span text:style-name="Default_20_Paragraph_20_Font"><text:span text:style-name="T4">play</text:span></text:span>) a game when I <text:span text:style-name="Default_20_Paragraph_20_Font"><text:span text:style-name="T5"><text:s text:c="12"/></text:span></text:span><text:s text:c="4"/>(<text:span text:style-name="Default_20_Paragraph_20_Font"><text:span text:style-name="T4">enter</text:span></text:span>)</text:p>
                </text:list-item>
                <text:list-item>
                  <text:p text:style-name="P16">He usually <text:span text:style-name="Default_20_Paragraph_20_Font"><text:span text:style-name="T5"><text:s text:c="12"/></text:span></text:span><text:s text:c="4"/>(<text:span text:style-name="Default_20_Paragraph_20_Font"><text:span text:style-name="T4">come</text:span></text:span>) to see me every day, but today he <text:span text:style-name="Default_20_Paragraph_20_Font"><text:span text:style-name="T5"><text:s text:c="12"/></text:span></text:span><text:s text:c="4"/>(<text:span text:style-name="Default_20_Paragraph_20_Font"><text:span text:style-name="T4">not come</text:span></text:span>) yet.</text:p>
                </text:list-item>
                <text:list-item>
                  <text:p text:style-name="P16">We normally <text:s/><text:span text:style-name="Default_20_Paragraph_20_Font"><text:span text:style-name="T5"><text:s text:c="12"/></text:span></text:span><text:s text:c="2"/>(<text:span text:style-name="Default_20_Paragraph_20_Font"><text:span text:style-name="T4">have</text:span></text:span>)<text:span text:style-name="Default_20_Paragraph_20_Font"><text:span text:style-name="T5"> <text:s/></text:span></text:span><text:s text:c="3"/>breakfast at 7.</text:p>
                </text:list-item>
                <text:list-item>
                  <text:p text:style-name="P17">Why <text:span text:style-name="Default_20_Paragraph_20_Font"><text:span text:style-name="T5"><text:s text:c="12"/></text:span></text:span><text:s text:c="4"/>(<text:span text:style-name="Default_20_Paragraph_20_Font"><text:span text:style-name="T4">you, wear</text:span></text:span>) such a coat this morning ? I <text:span text:style-name="Default_20_Paragraph_20_Font"><text:span text:style-name="T5"><text:s text:c="12"/></text:span></text:span><text:s text:c="4"/>(<text:span text:style-name="Default_20_Paragraph_20_Font"><text:span text:style-name="T4">never , wear</text:span></text:span>) one till October.</text:p>
                </text:list-item>
                <text:list-item>
                  <text:p text:style-name="P16">I <text:span text:style-name="Default_20_Paragraph_20_Font"><text:span text:style-name="T5"><text:s text:c="12"/></text:span></text:span><text:s text:c="4"/>(<text:span text:style-name="Default_20_Paragraph_20_Font"><text:span text:style-name="T4">need</text:span></text:span>) a new suit. They <text:span text:style-name="Default_20_Paragraph_20_Font"><text:span text:style-name="T5"><text:s text:c="12"/></text:span></text:span><text:s text:c="4"/>(<text:span text:style-name="Default_20_Paragraph_20_Font"><text:span text:style-name="T4">offer</text:span></text:span>) special prices at Macy's this week.</text:p>
                </text:list-item>
                <text:list-item>
                  <text:p text:style-name="P16">The water in the pond<text:span text:style-name="Default_20_Paragraph_20_Font"><text:span text:style-name="T5"> <text:s text:c="11"/></text:span></text:span><text:s text:c="5"/>(freeze) last night.</text:p>
                </text:list-item>
                <text:list-item>
                  <text:p text:style-name="P15">(<text:span text:style-name="Default_20_Paragraph_20_Font"><text:span text:style-name="T4">You, speak</text:span></text:span>) <text:s/>to my sister yesterday ? No, I <text:span text:style-name="Default_20_Paragraph_20_Font"><text:span text:style-name="T5"><text:s text:c="12"/></text:span></text:span><text:s text:c="4"/>(<text:span text:style-name="Default_20_Paragraph_20_Font"><text:span text:style-name="T4">not see</text:span></text:span>) her for ages.</text:p>
                </text:list-item>
                <text:list-item>
                  <text:p text:style-name="P16">They <text:span text:style-name="Default_20_Paragraph_20_Font"><text:span text:style-name="T5"><text:s text:c="12"/></text:span></text:span><text:s text:c="4"/>(<text:span text:style-name="Default_20_Paragraph_20_Font"><text:span text:style-name="T4">play</text:span></text:span>) a game when I <text:span text:style-name="Default_20_Paragraph_20_Font"><text:span text:style-name="T5"><text:s text:c="12"/></text:span></text:span><text:s text:c="4"/>(<text:span text:style-name="Default_20_Paragraph_20_Font"><text:span text:style-name="T4">enter</text:span></text:span>)</text:p>
                </text:list-item>
              </text:list>
            </text:list-item>
          </text:list>
        </text:list-item>
      </text:list>
      <text:p text:style-name="P5">10.He usually <text:span text:style-name="Default_20_Paragraph_20_Font"><text:span text:style-name="T5"><text:s text:c="12"/></text:span></text:span><text:s text:c="4"/>(<text:span text:style-name="Default_20_Paragraph_20_Font"><text:span text:style-name="T4">come</text:span></text:span>) to see me every day, but today he <text:span text:style-name="Default_20_Paragraph_20_Font"><text:span text:style-name="T5"><text:s text:c="12"/></text:span></text:span><text:s text:c="4"/>(<text:span text:style-name="Default_20_Paragraph_20_Font"><text:span text:style-name="T4">not come</text:span></text:span>) yet.</text:p>
      <text:p text:style-name="P6">11.We normally <text:span text:style-name="Default_20_Paragraph_20_Font"><text:span text:style-name="T5"><text:s text:c="12"/></text:span></text:span><text:s text:c="3"/>(<text:span text:style-name="Default_20_Paragraph_20_Font"><text:span text:style-name="T4">have</text:span></text:span>) breakfast at 7.</text:p>
      <text:p text:style-name="P9">12.Why <text:span text:style-name="Default_20_Paragraph_20_Font"><text:span text:style-name="T5"><text:s text:c="12"/></text:span></text:span><text:s text:c="4"/>(<text:span text:style-name="Default_20_Paragraph_20_Font"><text:span text:style-name="T4">you, wear</text:span></text:span>) such a coat this morning ? I <text:span text:style-name="Default_20_Paragraph_20_Font"><text:span text:style-name="T5"><text:s text:c="12"/></text:span></text:span><text:s text:c="4"/>(<text:span text:style-name="Default_20_Paragraph_20_Font"><text:span text:style-name="T4">never , wear</text:span></text:span>) one till October.</text:p>
      <text:p text:style-name="P5">13.I <text:span text:style-name="Default_20_Paragraph_20_Font"><text:span text:style-name="T5"><text:s text:c="12"/></text:span></text:span><text:s text:c="4"/>(<text:span text:style-name="Default_20_Paragraph_20_Font"><text:span text:style-name="T4">need</text:span></text:span>) a new suit. They <text:span text:style-name="Default_20_Paragraph_20_Font"><text:span text:style-name="T5"><text:s text:c="12"/></text:span></text:span><text:s text:c="4"/>(<text:span text:style-name="Default_20_Paragraph_20_Font"><text:span text:style-name="T4">offer</text:span></text:span>) special prices at Macy's this week.</text:p>
      <text:p text:style-name="P5"><text:soft-page-break/>14.The water in the pond <text:span text:style-name="Default_20_Paragraph_20_Font"><text:span text:style-name="T5"><text:s text:c="12"/></text:span></text:span><text:s text:c="4"/>(<text:span text:style-name="Default_20_Paragraph_20_Font"><text:span text:style-name="T4">freeze</text:span></text:span>) last night.</text:p>
      <text:p text:style-name="P5">15.Mary <text:span text:style-name="Default_20_Paragraph_20_Font"><text:span text:style-name="T5"><text:s text:c="12"/></text:span></text:span><text:s text:c="5"/>(<text:span text:style-name="Default_20_Paragraph_20_Font"><text:span text:style-name="T4">wear</text:span></text:span>) a new hat when the wind <text:span text:style-name="Default_20_Paragraph_20_Font"><text:span text:style-name="T5"><text:s text:c="12"/></text:span></text:span><text:s text:c="4"/>(<text:span text:style-name="Default_20_Paragraph_20_Font"><text:span text:style-name="T4">blow</text:span></text:span>) it away.</text:p>
      <text:p text:style-name="P7">16.My grandmother <text:span text:style-name="Default_20_Paragraph_20_Font"><text:span text:style-name="T5"><text:s text:c="12"/></text:span></text:span><text:s text:c="4"/>(walk) in the park everyday. </text:p>
      <text:p text:style-name="P2"><text:span text:style-name="Default_20_Paragraph_20_Font"><text:span text:style-name="T2">II) Reported Speech: Rewrite the following sentences in reported speech, using the appropriate changes in pronouns, tenses, and reporting verbs. Pay attention to the mix of orders, questions, positive and negative sentences.</text:span></text:span></text:p>
      <text:list xml:id="list2693245535" text:style-name="L3">
        <text:list-item>
          <text:p text:style-name="P18">"Could you lend me your laptop for a few hours?"</text:p>
        </text:list-item>
      </text:list>
      <text:p text:style-name="Normal">Sarah asked me </text:p>
      <text:list xml:id="list155526626169073" text:continue-numbering="true" text:style-name="L3">
        <text:list-item>
          <text:p text:style-name="P18">"Don't forget to warm up before you start exercising."</text:p>
        </text:list-item>
      </text:list>
      <text:p text:style-name="Normal">The coach told them </text:p>
      <text:list xml:id="list155527137255725" text:continue-numbering="true" text:style-name="L3">
        <text:list-item>
          <text:p text:style-name="P18">"Can I take a break now?"</text:p>
        </text:list-item>
      </text:list>
      <text:p text:style-name="Normal">Peter asked </text:p>
      <text:list xml:id="list155527267296688" text:continue-numbering="true" text:style-name="L3">
        <text:list-item>
          <text:p text:style-name="P18">"Please be quiet during the movie!"</text:p>
        </text:list-item>
      </text:list>
      <text:p text:style-name="Normal">The librarian told the students</text:p>
      <text:list xml:id="list155526903618143" text:continue-numbering="true" text:style-name="L3">
        <text:list-item>
          <text:p text:style-name="P18">"I will never give up"</text:p>
        </text:list-item>
      </text:list>
      <text:p text:style-name="Normal">She promised </text:p>
      <text:list xml:id="list155527389688169" text:continue-numbering="true" text:style-name="L3">
        <text:list-item>
          <text:p text:style-name="P18">"Could you complete the report by tomorrow morning?"</text:p>
        </text:list-item>
      </text:list>
      <text:p text:style-name="Normal">The manager asked us </text:p>
      <text:list xml:id="list155526741270177" text:continue-numbering="true" text:style-name="L3">
        <text:list-item>
          <text:p text:style-name="P18">"Don't touch that hot pan" </text:p>
        </text:list-item>
      </text:list>
      <text:p text:style-name="Normal">Mom warned us </text:p>
      <text:list xml:id="list155526706520443" text:continue-numbering="true" text:style-name="L3">
        <text:list-item>
          <text:p text:style-name="P18">"Would you like a cup of coffee?"</text:p>
        </text:list-item>
      </text:list>
      <text:p text:style-name="Normal">The waiter asked</text:p>
      <text:list xml:id="list155527683217065" text:continue-numbering="true" text:style-name="L3">
        <text:list-item>
          <text:p text:style-name="P18">"Don't forget to bring your textbooks to class tomorrow."</text:p>
        </text:list-item>
      </text:list>
      <text:p text:style-name="Normal">The teacher reminded us </text:p>
      <text:list xml:id="list155526766471640" text:continue-numbering="true" text:style-name="L3">
        <text:list-item>
          <text:p text:style-name="P18">"I won't be able to attend the meeting tomorrow."</text:p>
        </text:list-item>
      </text:list>
      <text:p text:style-name="Normal">He informed his colleagues</text:p>
      <text:list xml:id="list3175674001" text:style-name="L4">
        <text:list-item>
          <text:p text:style-name="P23"><text:span text:style-name="Default_20_Paragraph_20_Font"><text:span text:style-name="T2">Passive voice: Rewrite the following sentences in the passive voice, maintaining the original meaning and using the appropriate tenses.</text:span></text:span></text:p>
          <text:list>
            <text:list-item>
              <text:p text:style-name="P19">They develop new software applications every month.</text:p>
              <text:list>
                <text:list-header>
                  <text:p text:style-name="P19"><text:soft-page-break/>New software applications are developed every month.</text:p>
                </text:list-header>
              </text:list>
            </text:list-item>
            <text:list-item>
              <text:p text:style-name="P22">He didn't install the latest updates on the server.</text:p>
              <text:p text:style-name="P22">The latest updates were not installed on the server by him.</text:p>
            </text:list-item>
            <text:list-item>
              <text:p text:style-name="P20">Will they release the new version of the software next week?</text:p>
              <text:p text:style-name="P20">Will the new version of the software be released next week?</text:p>
            </text:list-item>
            <text:list-item>
              <text:p text:style-name="P20">The company is developing a groundbreaking artificial intelligence algorithm.</text:p>
              <text:p text:style-name="P20">A groundbreaking artificial intelligence algorithm is being developed by the company.</text:p>
            </text:list-item>
            <text:list-item>
              <text:p text:style-name="P20">She has already programmed a high-performance website for the client.</text:p>
              <text:p text:style-name="P20">A high-performance website has already been programmed for the client by her.</text:p>
            </text:list-item>
            <text:list-item>
              <text:p text:style-name="P26">The IT department regularly monitors the network for security breaches. 7. We should encrypt sensitive data to protect it from unauthorized access.</text:p>
              <text:p text:style-name="P32">The network is regularly monitored for security breaches by the IT department. Sensitive data should be encrypted to protect it from unauthorized access.</text:p>
            </text:list-item>
          </text:list>
        </text:list-item>
      </text:list>
      <text:list xml:id="list2281105717" text:style-name="L5">
        <text:list-item>
          <text:list>
            <text:list-item>
              <text:p text:style-name="P27">The programmers haven't tested the new feature thoroughly.</text:p>
              <text:p text:style-name="P27">The new feature hasn't been tested thoroughly by the programmers.</text:p>
            </text:list-item>
            <text:list-item>
              <text:p text:style-name="P28">He will assign the tasks to the team members.</text:p>
              <text:p text:style-name="P28"><text:soft-page-break/>The tasks will be assigned to the team members by him.</text:p>
            </text:list-item>
            <text:list-item>
              <text:p text:style-name="P28">The developers are implementing the new database system.</text:p>
              <text:p text:style-name="P28">The new database system is being implemented by the developers.</text:p>
            </text:list-item>
            <text:list-item>
              <text:p text:style-name="P28">He hasn't configured the firewall properly.</text:p>
              <text:p text:style-name="P28">The firewall hasn't been configured properly by him.</text:p>
            </text:list-item>
            <text:list-item>
              <text:p text:style-name="P28">She will optimize the code for better performance.</text:p>
              <text:p text:style-name="P28">The code will be optimized for better performance by her.</text:p>
            </text:list-item>
            <text:list-item>
              <text:p text:style-name="P28">The IT team should secure the network against potential threats.</text:p>
              <text:p text:style-name="P28">The network should be secured against potential threats by the IT team.</text:p>
            </text:list-item>
            <text:list-item>
              <text:p text:style-name="P28">We cannot access the server remotely due to network restrictions.</text:p>
              <text:p text:style-name="P28">Due to network restrictions, the server cannot be accessed remotely.</text:p>
            </text:list-item>
            <text:list-item>
              <text:p text:style-name="P29">The bug has been identified and fixed by the programmers.</text:p>
              <text:p text:style-name="P29">The programmers have identified and fixed the bug.</text:p>
            </text:list-item>
          </text:list>
        </text:list-item>
      </text:list>
      <text:list xml:id="list155527661946367" text:continue-list="list3175674001" text:style-name="L4">
        <text:list-item>
          <text:p text:style-name="P24"><text:span text:style-name="Default_20_Paragraph_20_Font"><text:span text:style-name="T2">Comparisons:</text:span></text:span></text:p>
        </text:list-item>
      </text:list>
      <text:p text:style-name="P10">Fill in the blanks with the appropriate form of the adjective in parentheses, using comparatives (superiority, inferiority, or equality) to complete the sentences. Consider the computer science context provided.</text:p>
      <text:list xml:id="list155528154529764" text:continue-numbering="true" text:style-name="L4">
        <text:list-item>
          <text:list>
            <text:list-item>
              <text:p text:style-name="P21">Python is __________ (popular) programming language than Ruby.</text:p>
            </text:list-item>
            <text:list-item>
              <text:p text:style-name="P21">The processing speed of the new processor is __________ (fast) than the previous model.</text:p>
            </text:list-item>
            <text:list-item>
              <text:p text:style-name="P21">This algorithm is __________ (efficient) than the one we used before.</text:p>
            </text:list-item>
            <text:list-item>
              <text:p text:style-name="P21">The cybersecurity measures in this system are __________ (strong) compared to the outdated one.</text:p>
            </text:list-item>
            <text:list-item>
              <text:p text:style-name="P21"><text:soft-page-break/>Machine learning techniques are becoming __________ (sophisticated) as more data is available.</text:p>
            </text:list-item>
            <text:list-item>
              <text:p text:style-name="P21">JavaScript is __________ (flexible) than HTML for creating dynamic web content.</text:p>
            </text:list-item>
            <text:list-item>
              <text:p text:style-name="P21">The storage capacity of this hard drive is __________ (high) among its competitors.</text:p>
            </text:list-item>
            <text:list-item>
              <text:p text:style-name="P21">The user interface of this software is __________ (intuitive) than the older version.</text:p>
            </text:list-item>
            <text:list-item>
              <text:p text:style-name="P21">Java is __________ (widely used) in enterprise-level applications than any other programming language.</text:p>
            </text:list-item>
          </text:list>
        </text:list-item>
      </text:list>
      <text:p text:style-name="P8">10.Cloud computing offers __________ (scalability (de possibilité d’évolution) )in terms of resource allocation compared to traditional infrastructure.</text:p>
      <text:list xml:id="list155526675584420" text:continue-numbering="true" text:style-name="L4">
        <text:list-item>
          <text:p text:style-name="P25"><text:span text:style-name="Default_20_Paragraph_20_Font"><text:span text:style-name="T2">AI:</text:span></text:span></text:p>
        </text:list-item>
      </text:list>
      <text:p text:style-name="P10">Expressing your opinion about AI, choose one of the following subjects and try to list some ideas enabling you to express your opinion on the subject of AI and on the positive or negative impact <text:s/>artificial intelligence (AI) will have <text:s/>on society? </text:p>
      <text:p text:style-name="P11">You can choose one or more questions, you can even mix them if you prefer. I you have the time, please write your introduction and your conclusion. And be prepared to share with your group in class.</text:p>
      <text:list text:style-name="L6">
        <text:list-item>
          <text:p text:style-name="P31">As a computer science student, do you believe that artificial intelligence (AI) will have a positive impact on the field of computer science? How do you see AI advancing the capabilities and possibilities within the discipline?</text:p>
        </text:list-item>
        <text:list-item>
          <text:p text:style-name="P30">In your opinion, what are some significant advancements in AI that have directly influenced the field of computer science? How do these advancements contribute to the development of innovative technologies and solutions?</text:p>
        </text:list-item>
      </text:list>
      <text:p text:style-name="P11">3.Considering your knowledge of computer science, what potential challenges or risks do you foresee in the widespread adoption of AI? How can the field of computer science address these challenges and ensure the responsible and ethical use of AI?</text:p>
      <text:p text:style-name="P11">4. As AI technologies continue to evolve, what specific areas within computer science do you think will be most affected by AI? How can computer science professionals adapt their skills and expertise to leverage the benefits of AI while mitigating any potential negative impacts?</text:p>
      <text:p text:style-name="Normal">5.From a computer science perspective, how do you envision the future of AI in terms of its integration with existing technologies? How might AI revolutionize fields such as Cybersecurity, data analysis, or software develop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cm" fo:margin-top="0cm" fo:margin-bottom="0.242cm" style:contextual-spacing="false" fo:line-height="110%" fo:hyphenation-ladder-count="no-limit" fo:text-indent="-0.018cm"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2LVL1" style:display-name="WW_CharLFO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4pt" fo:font-style="normal" style:text-underline-style="solid" style:text-underline-width="auto" style:text-underline-color="#000000" fo:font-weight="bold" style:text-underline-mode="continuous" style:text-overline-mode="continuous" style:text-line-through-mode="continuous" fo:background-color="transparent" style:font-name-asian="Calibri" style:font-family-asian="Calibri" style:font-family-generic-asian="swiss" style:font-pitch-asian="variable" style:font-size-asian="14pt" style:font-style-asian="normal" style:font-weight-asian="bold" style:font-name-complex="Calibri" style:font-family-complex="Calibri" style:font-family-generic-complex="swiss" style:font-pitch-complex="variable" style:font-size-complex="14pt" style:font-weight-complex="bold"/>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18cm" fo:margin-bottom="2.099cm" fo:margin-left="2.004cm" fo:margin-right="2.02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title/>
    <dc:subject/>
    <meta:initial-creator>word</meta:initial-creator>
    <meta:creation-date>2023-05-31T13:15:00Z</meta:creation-date>
    <dc:date>2023-05-31T15:39:16.959306466</dc:date>
    <meta:editing-cycles>4</meta:editing-cycles>
    <meta:editing-duration>PT22M37S</meta:editing-duration>
    <meta:document-statistic meta:table-count="0" meta:image-count="0" meta:object-count="0" meta:page-count="5" meta:paragraph-count="92" meta:word-count="1294" meta:character-count="8061" meta:non-whitespace-character-count="6478"/>
    <meta:template xlink:type="simple" xlink:actuate="onRequest" xlink:title="" xlink:href="Normal"/>
  </office:meta>
</office:document-meta>
</file>